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444444" style:font-name="Helvetica Neue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 address: <text:span text:style-name="T1">3.135.248.106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iyad hussain</meta:initial-creator>
    <meta:creation-date>2019-12-01T01:34:17.66</meta:creation-date>
    <meta:document-statistic meta:table-count="0" meta:image-count="0" meta:object-count="0" meta:page-count="1" meta:paragraph-count="1" meta:word-count="3" meta:character-count="26"/>
    <dc:date>2019-12-01T01:35:08.87</dc:date>
    <dc:creator>ziyad hussain</dc:creator>
    <meta:editing-duration>PT52S</meta:editing-duration>
    <meta:editing-cycles>1</meta:editing-cycles>
    <meta:generator>OpenOffice/4.1.6$Win32 OpenOffice.org_project/416m1$Build-9790</meta:generator>
  </office:meta>
</office:document-meta>
</file>